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style:font-size-asian="14pt" style:font-size-complex="14pt"/>
    </style:style>
    <style:style style:name="P2" style:family="paragraph" style:parent-style-name="Standard">
      <style:text-properties style:font-name="Arial" fo:font-size="14pt" style:font-size-asian="14pt" style:font-size-complex="14pt"/>
    </style:style>
    <style:style style:name="P3" style:family="paragraph" style:parent-style-name="Standard">
      <style:text-properties fo:color="#800000" style:font-name="Arial"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color="#800000"/>
    </style:style>
    <style:style style:name="T2" style:family="text">
      <style:text-properties fo:color="#800000" style:text-underline-style="solid" style:text-underline-width="auto" style:text-underline-color="font-color"/>
    </style:style>
    <style:style style:name="T3" style:family="text">
      <style:text-properties fo:color="#800000"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Nom du projet :</text:span> Le Beret De NSI</text:p>
      <text:p text:style-name="P1"/>
      <text:p text:style-name="P3">Présentation Générale :</text:p>
      <text:p text:style-name="P1"/>
      <text:p text:style-name="P1"><text:tab/>Nous avons créé un jeu qui consiste à contrôler un personnage qui a pour but de récupérer un foulard le plus vite possible en parcourant un labyrinthe. Avec un système de temps et un mode difficile qui téléporte le joueur à chaque fois qu'il touche un mur. </text:p>
      <text:p text:style-name="P1"/>
      <text:p text:style-name="P1"><text:tab/>Pour cela, nous avons utilisé ''pygame'' et nous nous sommes partagés le travail grâce à GitHub. </text:p>
      <text:p text:style-name="P1"><text:tab/>Pour la séparation du travail, chacun avait des fonctions à créer pour différentes fonctionnalités comme par exemple le mouvement du personnage ou la création du chronomètre. </text:p>
      <text:p text:style-name="P1"><text:tab/></text:p>
      <text:p text:style-name="P3">Réalisation du projet :</text:p>
      <text:p text:style-name="P1"/>
      <text:p text:style-name="P1"><text:tab/>Pour la création de ce projet, nous avons commencé par rechercher une idée de jeu vidéo, nous avons réfléchi sur les différentes fonctions à coder pour ce jeu, nous nous sommes réparti les tâches puis nous les avons effectué.</text:p>
      <text:p text:style-name="P1"/>
      <text:p text:style-name="P3">Difficultés rencontrées :</text:p>
      <text:p text:style-name="P1"/>
      <text:p text:style-name="P1"><text:tab/>Nous avons rencontrées plusieurs difficultés comme par exemple :</text:p>
      <text:p text:style-name="P1"><text:tab/>La création de la map : le personnage devait avoir la possibilité de se déplacer partout entre les murs, nous l'avons donc fait manuellement. </text:p>
      <text:p text:style-name="P1"><text:tab/>La collision du personnage et des murs : nous avons commencer par utiliser un système de masque par couleur mais cela ne fonctionnait pas. Nous avons donc séparer les murs du fond et simplement effectuer un masque de l'image des murs maintenant en png.</text:p>
      <text:p text:style-name="P1"/>
      <text:p text:style-name="P3">Futur du projet :</text:p>
      <text:p text:style-name="P1"/>
      <text:p text:style-name="P1"><text:tab/>Pour améliorer se projet, nous souhaitons créer un mode de jeu à 2 joueurs avec une course et une possibilité de récupérer le foulard à l'autre joueur. Nous avons aussi pensé à différents pièges et bonus que le joueur pourrait trouver sur son chemin. </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01T21:21:36.40</meta:creation-date>
    <dc:date>2023-05-02T01:32:47.94</dc:date>
    <meta:editing-duration>PT36M26S</meta:editing-duration>
    <meta:editing-cycles>3</meta:editing-cycles>
    <meta:generator>OpenOffice/4.1.13$Win32 OpenOffice.org_project/4113m1$Build-9810</meta:generator>
    <meta:document-statistic meta:table-count="0" meta:image-count="0" meta:object-count="0" meta:page-count="1" meta:paragraph-count="15" meta:word-count="271" meta:character-count="1592"/>
  </office:meta>
</office:document-meta>
</file>